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incipal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incipal.A" style:family="table-column">
      <style:table-column-properties style:column-width="16.907cm" style:rel-column-width="38603*"/>
    </style:style>
    <style:style style:name="Principal.B" style:family="table-column">
      <style:table-column-properties style:column-width="0.395cm" style:rel-column-width="902*"/>
    </style:style>
    <style:style style:name="Principal.C" style:family="table-column">
      <style:table-column-properties style:column-width="11.4cm" style:rel-column-width="26030*"/>
    </style:style>
    <style:style style:name="Principal.1" style:family="table-row">
      <style:table-row-properties fo:background-color="transparent" fo:keep-together="auto">
        <style:background-image/>
      </style:table-row-properties>
    </style:style>
    <style:style style:name="Principal.A1" style:family="table-cell">
      <style:table-cell-properties style:vertical-align="middle" fo:padding="0cm" fo:border-left="2pt solid #808080" fo:border-right="none" fo:border-top="2pt solid #808080" fo:border-bottom="2pt solid #808080"/>
    </style:style>
    <style:style style:name="Principal.B1" style:family="table-cell">
      <style:table-cell-properties style:vertical-align="middle" fo:padding="0cm" fo:border-left="none" fo:border-right="none" fo:border-top="2pt solid #808080" fo:border-bottom="2pt solid #808080"/>
    </style:style>
    <style:style style:name="Principal.C1" style:family="table-cell">
      <style:table-cell-properties style:vertical-align="middle" fo:background-color="transparent" fo:padding="0cm" fo:border-left="none" fo:border-right="2pt solid #808080" fo:border-top="2pt solid #808080" fo:border-bottom="2pt solid #808080" style:writing-mode="page">
        <style:background-image/>
      </style:table-cell-properties>
    </style:style>
    <style:style style:name="Group" style:family="table">
      <style:table-properties style:width="28.702cm" table:align="margins"/>
    </style:style>
    <style:style style:name="Group.A" style:family="table-column">
      <style:table-column-properties style:column-width="28.702cm" style:rel-column-width="65535*"/>
    </style:style>
    <style:style style:name="Detail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Detail.A" style:family="table-column">
      <style:table-column-properties style:column-width="3.099cm" style:rel-column-width="7076*"/>
    </style:style>
    <style:style style:name="Detail.B" style:family="table-column">
      <style:table-column-properties style:column-width="4.307cm" style:rel-column-width="9835*"/>
    </style:style>
    <style:style style:name="Detail.C" style:family="table-column">
      <style:table-column-properties style:column-width="2.891cm" style:rel-column-width="6601*"/>
    </style:style>
    <style:style style:name="Detail.D" style:family="table-column">
      <style:table-column-properties style:column-width="1.796cm" style:rel-column-width="4099*"/>
    </style:style>
    <style:style style:name="Detail.E" style:family="table-column">
      <style:table-column-properties style:column-width="2.307cm" style:rel-column-width="5267*"/>
    </style:style>
    <style:style style:name="Detail.F" style:family="table-column">
      <style:table-column-properties style:column-width="1.542cm" style:rel-column-width="3520*"/>
    </style:style>
    <style:style style:name="Detail.G" style:family="table-column">
      <style:table-column-properties style:column-width="2.466cm" style:rel-column-width="5630*"/>
    </style:style>
    <style:style style:name="Detail.H" style:family="table-column">
      <style:table-column-properties style:column-width="2.589cm" style:rel-column-width="5912*"/>
    </style:style>
    <style:style style:name="Detail.I" style:family="table-column">
      <style:table-column-properties style:column-width="2.21cm" style:rel-column-width="5046*"/>
    </style:style>
    <style:style style:name="Detail.J" style:family="table-column">
      <style:table-column-properties style:column-width="3.288cm" style:rel-column-width="7507*"/>
    </style:style>
    <style:style style:name="Detail.K" style:family="table-column">
      <style:table-column-properties style:column-width="2.208cm" style:rel-column-width="5042*"/>
    </style:style>
    <style:style style:name="Detail.1" style:family="table-row">
      <style:table-row-properties style:min-row-height="0.011cm"/>
    </style:style>
    <style:style style:name="Detail.A1" style:family="table-cell">
      <style:table-cell-properties style:vertical-align="middle" fo:padding="0.097cm" fo:border="none"/>
    </style:style>
    <style:style style:name="Detail.A3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Detail.K3" style:family="table-cell">
      <style:table-cell-properties style:vertical-align="middle" fo:padding="0.097cm" fo:border="0.75pt solid #000000"/>
    </style:style>
    <style:style style:name="Detail.A4" style:family="table-cell">
      <style:table-cell-properties fo:padding="0.097cm" fo:border="none"/>
    </style:style>
    <style:style style:name="Detail.A5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B5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C5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D5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E5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F5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G5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H5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I5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J5" style:family="table-cell">
      <style:table-cell-properties fo:padding="0.097cm" fo:border-left="0.25pt solid #000000" fo:border-right="none" fo:border-top="0.25pt solid #000000" fo:border-bottom="0.25pt solid #000000"/>
    </style:style>
    <style:style style:name="Detail.K5" style:family="table-cell">
      <style:table-cell-properties fo:padding="0.097cm" fo:border="0.25pt solid #000000"/>
    </style:style>
    <style:style style:name="Detail.A6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114dd" officeooo:paragraph-rsid="003f077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3f077c" officeooo:paragraph-rsid="0057f36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Table_20_Contents">
      <style:text-properties style:font-name="Liberation Sans1" fo:font-size="10pt" officeooo:paragraph-rsid="001f0624" style:font-size-asian="10pt" style:font-size-complex="10pt"/>
    </style:style>
    <style:style style:name="P5" style:family="paragraph" style:parent-style-name="Table_20_Contents">
      <style:text-properties style:font-name="Liberation Sans1" fo:font-size="10pt" fo:font-weight="bold" officeooo:paragraph-rsid="00567614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ans1" fo:font-size="10pt" fo:language="zxx" fo:country="none" fo:font-weight="bold" officeooo:rsid="00567614" officeooo:paragraph-rsid="00649db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7pt" officeooo:paragraph-rsid="0057f36d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1" fo:font-size="7pt" officeooo:paragraph-rsid="0057f36d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1" fo:font-size="7pt" officeooo:paragraph-rsid="005fb670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1" fo:font-size="7pt" officeooo:rsid="005d9377" officeooo:paragraph-rsid="005e2dcb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1" fo:font-size="7pt" officeooo:rsid="005d9377" officeooo:paragraph-rsid="005fb670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fo:font-size="7pt" fo:language="zxx" fo:country="none" fo:font-weight="bold" officeooo:rsid="0057f36d" officeooo:paragraph-rsid="005b4964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fo:font-size="9pt" fo:language="zxx" fo:country="none" fo:font-weight="bold" officeooo:rsid="00418ed6" officeooo:paragraph-rsid="0057f36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fo:font-size="9pt" fo:language="zxx" fo:country="none" fo:font-weight="bold" officeooo:rsid="005d9377" officeooo:paragraph-rsid="005d9377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10.5pt" fo:language="zxx" fo:country="none" fo:font-weight="bold" officeooo:rsid="00277e02" officeooo:paragraph-rsid="00277e02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6" style:family="paragraph" style:parent-style-name="Header">
      <style:text-properties style:font-name="Liberation Sans1"/>
    </style:style>
    <style:style style:name="P17" style:family="paragraph" style:parent-style-name="Footer">
      <style:paragraph-properties fo:text-align="start" style:justify-single-word="false"/>
      <style:text-properties style:font-name="Liberation Sans1" fo:font-size="9pt" officeooo:rsid="001cbd64" officeooo:paragraph-rsid="003114dd" style:font-size-asian="9pt" style:font-size-complex="9pt"/>
    </style:style>
    <style:style style:name="P18" style:family="paragraph" style:parent-style-name="Standard">
      <style:text-properties style:font-name="Liberation Sans1" fo:font-size="10pt" officeooo:paragraph-rsid="00567614" style:font-size-asian="10pt" style:font-size-complex="10pt"/>
    </style:style>
    <style:style style:name="P19" style:family="paragraph" style:parent-style-name="Standard">
      <style:text-properties style:font-name="Liberation Sans1" fo:font-size="10pt" officeooo:paragraph-rsid="00565c6b" style:font-size-asian="10pt" style:font-size-complex="10pt"/>
    </style:style>
    <style:style style:name="P20" style:family="paragraph" style:parent-style-name="Standard">
      <style:text-properties style:font-name="Liberation Sans1" fo:font-size="10pt" fo:font-weight="bold" officeooo:paragraph-rsid="0056761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1" fo:font-size="10pt" fo:language="zxx" fo:country="none" fo:font-weight="bold" officeooo:rsid="00567614" officeooo:paragraph-rsid="0056761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ans1" fo:font-size="9pt" fo:language="zxx" fo:country="none" fo:font-weight="bold" officeooo:rsid="004d173b" officeooo:paragraph-rsid="0057f36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ans1" fo:font-size="9pt" fo:language="zxx" fo:country="none" fo:font-weight="bold" officeooo:rsid="00418ed6" officeooo:paragraph-rsid="0057f36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ans1" fo:font-size="9pt" fo:language="zxx" fo:country="none" fo:font-weight="bold" officeooo:rsid="0057f36d" officeooo:paragraph-rsid="005b4964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ans1" fo:font-size="9pt" fo:language="zxx" fo:country="none" fo:font-weight="bold" officeooo:rsid="005e4369" officeooo:paragraph-rsid="005e4369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ans1" fo:font-size="9pt" fo:language="zxx" fo:country="none" fo:font-weight="bold" officeooo:rsid="0069189a" officeooo:paragraph-rsid="0069189a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7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1e2c5a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margin-left="0.199cm" fo:margin-right="0cm" fo:text-indent="0cm" style:auto-text-indent="false"/>
      <style:text-properties style:font-name="Liberation Sans" fo:font-size="20pt" fo:font-weight="bold" officeooo:paragraph-rsid="005add55" style:font-size-asian="20pt" style:font-weight-asian="bold" style:font-size-complex="20pt" style:font-weight-complex="bold"/>
    </style:style>
    <style:style style:name="T1" style:family="text">
      <style:text-properties fo:language="zxx" fo:country="none" officeooo:rsid="003114dd" style:language-asian="zxx" style:country-asian="none" style:language-complex="zxx" style:country-complex="none"/>
    </style:style>
    <style:style style:name="T2" style:family="text">
      <style:text-properties officeooo:rsid="00567614"/>
    </style:style>
    <style:style style:name="T3" style:family="text">
      <style:text-properties officeooo:rsid="00568c83"/>
    </style:style>
    <style:style style:name="T4" style:family="text">
      <style:text-properties officeooo:rsid="0065c37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incipal" table:style-name="Principal">
        <table:table-column table:style-name="Principal.A"/>
        <table:table-column table:style-name="Principal.B"/>
        <table:table-column table:style-name="Principal.C"/>
        <table:table-row table:style-name="Principal.1">
          <table:table-cell table:style-name="Principal.A1" office:value-type="string">
            <text:p text:style-name="P28"><text:span text:style-name="T3">PLAN DE ESTUDIO: </text:span><text:placeholder text:placeholder-type="text">&lt;code&gt;</text:placeholder></text:p>
          </table:table-cell>
          <table:table-cell table:style-name="Principal.B1" office:value-type="string">
            <text:p text:style-name="P15"/>
          </table:table-cell>
          <table:table-cell table:style-name="Principal.C1" office:value-type="string">
            <text:p text:style-name="P27"/>
          </table:table-cell>
        </table:table-row>
      </table:table>
      <text:p text:style-name="P18"/>
      <text:p text:style-name="P20"><text:placeholder text:placeholder-type="text">&lt;for each="group in objects.values()"&gt;</text:placeholder></text:p>
      <table:table table:name="Group" table:style-name="Group">
        <table:table-column table:style-name="Group.A"/>
        <table:table-row>
          <table:table-cell office:value-type="string">
            <text:p text:style-name="P5"><text:span text:style-name="T4">Matrix: </text:span><text:placeholder text:placeholder-type="text">&lt;group['matrix']&gt;</text:placeholder><text:span text:style-name="T2"><text:placeholder text:placeholder-type="text">&lt;if test="group['variety']"&gt;</text:placeholder></text:span><text:span text:style-name="T2"><text:s/>variety </text:span><text:span text:style-name="T2"><text:placeholder text:placeholder-type="text">&lt;group['variety']&gt;</text:placeholder></text:span><text:span text:style-name="T2"><text:placeholder text:placeholder-type="text">&lt;/if&gt;</text:placeholder></text:span></text:p>
          </table:table-cell>
        </table:table-row>
      </table:table>
      <text:p text:style-name="P20"><text:placeholder text:placeholder-type="text">&lt;for each="report in group['reports'].values()"&gt;</text:placeholder></text:p>
      <table:table table:name="Detail" table:style-name="Detail">
        <table:table-column table:style-name="Detail.A"/>
        <table:table-column table:style-name="Detail.B"/>
        <table:table-column table:style-name="Detail.C"/>
        <table:table-column table:style-name="Detail.D"/>
        <table:table-column table:style-name="Detail.E"/>
        <table:table-column table:style-name="Detail.F"/>
        <table:table-column table:style-name="Detail.G"/>
        <table:table-column table:style-name="Detail.H"/>
        <table:table-column table:style-name="Detail.I"/>
        <table:table-column table:style-name="Detail.J"/>
        <table:table-column table:style-name="Detail.K"/>
        <table:table-header-rows>
          <table:table-row table:style-name="Detail.1">
            <table:table-cell table:style-name="Detail.A1" table:number-columns-spanned="11" office:value-type="string">
              <text:p text:style-name="P6"><text:placeholder text:placeholder-type="text">&lt;if test="report['zone']"&gt;</text:placeholder>Zone: <text:placeholder text:placeholder-type="text">&lt;report['zone']&gt;</text:placeholder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Detail.1">
            <table:table-cell table:style-name="Detail.A1" table:number-columns-spanned="11" office:value-type="string">
              <text:p text:style-name="P21">Results report: <text:placeholder text:placeholder-type="text">&lt;report['number']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Detail.A3" office:value-type="string">
            <text:p text:style-name="P13">Code</text:p>
          </table:table-cell>
          <table:table-cell table:style-name="Detail.A3" office:value-type="string">
            <text:p text:style-name="P14">Label</text:p>
          </table:table-cell>
          <table:table-cell table:style-name="Detail.A3" office:value-type="string">
            <text:p text:style-name="P13">Treatment</text:p>
          </table:table-cell>
          <table:table-cell table:style-name="Detail.A3" office:value-type="string">
            <text:p text:style-name="P23">Dosis</text:p>
          </table:table-cell>
          <table:table-cell table:style-name="Detail.A3" office:value-type="string">
            <text:p text:style-name="P23">Repetitions</text:p>
          </table:table-cell>
          <table:table-cell table:style-name="Detail.A3" office:value-type="string">
            <text:p text:style-name="P22">AAD</text:p>
          </table:table-cell>
          <table:table-cell table:style-name="Detail.A3" office:value-type="string">
            <text:p text:style-name="P26">Record of weight (g)</text:p>
          </table:table-cell>
          <table:table-cell table:style-name="Detail.A3" office:value-type="string">
            <text:p text:style-name="P24">Final Volume</text:p>
            <text:p text:style-name="P24">ml (diluc.)</text:p>
          </table:table-cell>
          <table:table-cell table:style-name="Detail.A3" office:value-type="string">
            <text:p text:style-name="P24">Sample Area</text:p>
          </table:table-cell>
          <table:table-cell table:style-name="Detail.A3" office:value-type="string">
            <text:p text:style-name="P25">Analysis</text:p>
          </table:table-cell>
          <table:table-cell table:style-name="Detail.K3" office:value-type="string">
            <text:p text:style-name="P24">Result</text:p>
            <text:p text:style-name="P24">mg/kg (ppm)</text:p>
          </table:table-cell>
        </table:table-row>
        <table:table-row>
          <table:table-cell table:style-name="Detail.A4" table:number-columns-spanned="11" office:value-type="string">
            <text:p text:style-name="P4"><text:placeholder text:placeholder-type="text">&lt;for each="fraction in report['fraction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etail.A5" office:value-type="string">
            <text:p text:style-name="P8"><text:placeholder text:placeholder-type="text">&lt;fraction['number']&gt;</text:placeholder></text:p>
          </table:table-cell>
          <table:table-cell table:style-name="Detail.B5" office:value-type="string">
            <text:p text:style-name="P10"><text:placeholder text:placeholder-type="text">&lt;fraction['label']&gt;</text:placeholder></text:p>
          </table:table-cell>
          <table:table-cell table:style-name="Detail.C5" office:value-type="string">
            <text:p text:style-name="P8"><text:placeholder text:placeholder-type="text">&lt;fraction['treatment']&gt;</text:placeholder></text:p>
          </table:table-cell>
          <table:table-cell table:style-name="Detail.D5" office:value-type="string">
            <text:p text:style-name="P7"><text:placeholder text:placeholder-type="text">&lt;fraction['dosis']&gt;</text:placeholder></text:p>
          </table:table-cell>
          <table:table-cell table:style-name="Detail.E5" office:value-type="string">
            <text:p text:style-name="P7"><text:placeholder text:placeholder-type="text">&lt;fraction['glp_repetitions']&gt;</text:placeholder></text:p>
          </table:table-cell>
          <table:table-cell table:style-name="Detail.F5" office:value-type="string">
            <text:p text:style-name="P7"><text:placeholder text:placeholder-type="text">&lt;fraction['after_application_days']&gt;</text:placeholder></text:p>
          </table:table-cell>
          <table:table-cell table:style-name="Detail.G5" office:value-type="string">
            <text:p text:style-name="P12"/>
          </table:table-cell>
          <table:table-cell table:style-name="Detail.H5" office:value-type="string">
            <text:p text:style-name="P24"/>
          </table:table-cell>
          <table:table-cell table:style-name="Detail.I5" office:value-type="string">
            <text:p text:style-name="P7"/>
          </table:table-cell>
          <table:table-cell table:style-name="Detail.J5" office:value-type="string">
            <text:p text:style-name="P9"><text:placeholder text:placeholder-type="text">&lt;fraction['analysis']&gt;</text:placeholder></text:p>
          </table:table-cell>
          <table:table-cell table:style-name="Detail.K5" office:value-type="string">
            <text:p text:style-name="P11"><text:placeholder text:placeholder-type="text">&lt;fraction['result']&gt;</text:placeholder></text:p>
          </table:table-cell>
        </table:table-row>
        <table:table-row>
          <table:table-cell table:style-name="Detail.A6" table:number-columns-spanned="11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8"><text:placeholder text:placeholder-type="text">&lt;/for&gt;</text:placeholder></text:p>
      <text:p text:style-name="P18"/>
      <text:p text:style-name="P1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8.702cm" table:align="margins"/>
    </style:style>
    <style:style style:name="Header.A" style:family="table-column">
      <style:table-column-properties style:column-width="6.1cm" style:rel-column-width="13926*"/>
    </style:style>
    <style:style style:name="Header.B" style:family="table-column">
      <style:table-column-properties style:column-width="16.503cm" style:rel-column-width="37681*"/>
    </style:style>
    <style:style style:name="Header.C" style:family="table-column">
      <style:table-column-properties style:column-width="6.1cm" style:rel-column-width="13928*"/>
    </style:style>
    <style:style style:name="Header.1" style:family="table-row">
      <style:table-row-properties style:min-row-height="1.63cm"/>
    </style:style>
    <style:style style:name="Header.B1" style:family="table-cell">
      <style:table-cell-properties style:vertical-align="middle"/>
    </style:style>
    <style:style style:name="MP1" style:family="paragraph" style:parent-style-name="Table_20_Contents">
      <style:text-properties style:font-name="Liberation Sans1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114dd" officeooo:paragraph-rsid="003f077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3f077c" officeooo:paragraph-rsid="0057f36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MP4" style:family="paragraph" style:parent-style-name="Header">
      <style:text-properties style:font-name="Liberation Sans1"/>
    </style:style>
    <style:style style:name="MP5" style:family="paragraph" style:parent-style-name="Footer">
      <style:paragraph-properties fo:text-align="start" style:justify-single-word="false"/>
      <style:text-properties style:font-name="Liberation Sans1" fo:font-size="9pt" officeooo:rsid="001cbd64" officeooo:paragraph-rsid="003114dd" style:font-size-asian="9pt" style:font-size-complex="9pt"/>
    </style:style>
    <style:style style:name="MT1" style:family="text">
      <style:text-properties fo:language="zxx" fo:country="none" officeooo:rsid="003114dd" style:language-asian="zxx" style:country-asian="none" style:language-complex="zxx" style:country-complex="none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office:value-type="string">
              <text:p text:style-name="MP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p>
            </table:table-cell>
            <table:table-cell table:style-name="Header.B1" office:value-type="string">
              <text:p text:style-name="MP2"/>
            </table:table-cell>
            <table:table-cell office:value-type="string">
              <text:p text:style-name="MP3">Table 3</text:p>
            </table:table-cell>
          </table:table-row>
        </table:table>
        <text:p text:style-name="MP4"/>
      </style:header>
      <style:footer>
        <text:p text:style-name="MP5"><text:span text:style-name="MT1"><text:tab/></text:span><text:tab/>Page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3:07:10.037989256</meta:creation-date>
    <meta:editing-duration>P0D</meta:editing-duration>
    <meta:editing-cycles>1</meta:editing-cycles>
    <meta:generator>LibreOffice/5.4.1.2.0$Linux_X86_64 LibreOffice_project/40m0$Build-2</meta:generator>
    <meta:document-statistic meta:table-count="4" meta:image-count="0" meta:object-count="0" meta:page-count="1" meta:paragraph-count="33" meta:word-count="62" meta:character-count="665" meta:non-whitespace-character-count="634"/>
    <meta:user-defined meta:name="Info 1"/>
    <meta:user-defined meta:name="Info 2"/>
    <meta:user-defined meta:name="Info 3"/>
    <meta:user-defined meta:name="Info 4"/>
  </office:meta>
</office:document-meta>
</file>